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weight="normal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.5091in" fo:margin-right="0in" fo:text-indent="0in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0.4744in" fo:margin-right="0in" fo:text-indent="0in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4744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.4744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744in" fo:margin-right="0in" fo:text-indent="0in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0.972in" fo:margin-right="0in" fo:text-indent="0in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.4634in" fo:margin-right="0in" fo:text-indent="0in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left="0.4862in" fo:margin-right="0in" fo:text-indent="0in" style:auto-text-indent="false">
        <style:tab-stops>
          <style:tab-stop style:position="1.1228in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0.509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0.5209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WW8Num7">
      <style:paragraph-properties fo:margin-left="0.498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0.281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Text_20_body" style:list-style-name="WW8Num7">
      <style:paragraph-properties fo:margin-left="1.007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2" style:family="paragraph" style:parent-style-name="Heading_20_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33" style:family="paragraph" style:parent-style-name="Heading_20_2" style:list-style-name="L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34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language="pt" fo:country="BR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emória Virtual<text:line-break/>Caso de uso: Realizar Busca Simples</text:p>
      <text:p text:style-name="P15"/>
      <text:h text:style-name="Heading_20_1" text:outline-level="1">Breve Descrição</text:h>
      <text:p text:style-name="P16"/>
      <text:p text:style-name="P16">Este caso de uso permite que a busca seja feita entre os objetos marcados como revisados. Os resultados devem ser mostrados ao usuário com uma imagem, uma breve descrição do bem e um link para visualização do bem patrimonial.</text:p>
      <text:p text:style-name="P16"/>
      <text:h text:style-name="Heading_20_1" text:outline-level="1">Breve Descrição dos Atores</text:h>
      <text:p text:style-name="P14"><text:tab/></text:p>
      <text:p text:style-name="P14"><text:tab/>Usuario comum: Pode fazer busca entre os bens já revisados</text:p>
      <text:p text:style-name="P13"/>
      <text:h text:style-name="Heading_20_1" text:outline-level="1">Fluxo Básico de Eventos</text:h>
      <text:list xml:id="list1501314657" text:style-name="WW8Num7">
        <text:list-header>
          <text:p text:style-name="P26">1. O Usuário seleciona a opção “Buscar”</text:p>
          <text:p text:style-name="P26">2. O Sistema deve mostrar:</text:p>
          <text:list>
            <text:list-item>
              <text:list>
                <text:list-header>
                  <text:p text:style-name="P26"><text:s/><text:tab/>- Campo de busca para que a pesquisa seja digitada</text:p>
                  <text:p text:style-name="P26"><text:s/><text:tab/>- Botão “Buscar” para iniciar a busca</text:p>
                </text:list-header>
              </text:list>
            </text:list-item>
          </text:list>
          <text:p text:style-name="P26">3. O usuário digita uma palavra ou um conjunto de palavras relacionada ao bem patrimonial que deseja buscar. Esta pode ser o título ou parte dele, uma palavra-chave ou descritor ligado ao bem patrimonial ou parte da descrição de uma imagem.</text:p>
          <text:list>
            <text:list-header>
              <text:p text:style-name="P27">4. <text:s/>O sistema deve buscar na base de dados entre todos os bens patrimoniais revisados , sem diferenciação quanto a caracteres especiais e não case sensitive, considerando a seguinte ordem:</text:p>
              <text:list>
                <text:list-item>
                  <text:list>
                    <text:list-header>
                      <text:p text:style-name="P28"><text:s/><text:tab/>- Título Principal do Bem Patrimonial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1">- Título Adicional do Bem Patrimonial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  <text:p text:style-name="P25"><text:s/><text:tab/> <text:tab/>- Parte do Título (Principal ou Adicional)</text:p>
                      <text:list>
                        <text:list-header>
                          <text:p text:style-name="P25"><text:s/><text:tab/> <text:tab/>- Descritor ou Palavra-Chave</text:p>
                        </text:list-header>
                      </text:list>
                    </text:list-header>
                  </text:list>
                  <text:p text:style-name="P25"><text:s/><text:tab/> <text:tab/>- Parte da descrição da imagem</text:p>
                  <text:list>
                    <text:list-header>
                      <text:p text:style-name="P29">O campo de busca deve permanecer na tela durante a exibição dos resultados, gravado com a palavra que foi buscada.</text:p>
                    </text:list-header>
                  </text:list>
                </text:list-item>
              </text:list>
            </text:list-header>
          </text:list>
          <text:p text:style-name="P26"><text:soft-page-break/>5. O sistema deve listar os resultados encontrados, da seguinte forma:</text:p>
          <text:p text:style-name="P26"><text:s/><text:tab/>- <text:s/>link para acessar informações específicas de cada bem patrimonial.</text:p>
          <text:list>
            <text:list-header>
              <text:p text:style-name="P26"><text:s/><text:tab/>- imagem do bem Patrimonal</text:p>
              <text:list>
                <text:list-header>
                  <text:p text:style-name="P26"><text:s/><text:tab/></text:p>
                  <text:p text:style-name="P26">6. O Usuário clica no link do bem patrimonial desejado</text:p>
                  <text:p text:style-name="P26">7. O Sistema deve abrir uma página com a visualização do bem e sua descrição, bem como um link de retorno à página da busca.</text:p>
                  <text:p text:style-name="P26">8. O caso de uso termina. </text:p>
                  <text:p text:style-name="P30"/>
                </text:list-header>
              </text:list>
            </text:list-header>
          </text:list>
        </text:list-header>
      </text:list>
      <text:h text:style-name="Heading_20_1" text:outline-level="1">Fluxos Alternativos</text:h>
      <text:p text:style-name="Standard"/>
      <text:h text:style-name="P32" text:outline-level="2" text:is-list-header="true">Fluxo Alternativo 1</text:h>
      <text:p text:style-name="P6"/>
      <text:p text:style-name="P7"><text:span text:style-name="T5"><text:tab/>Se no passo 4 do </text:span><text:span text:style-name="T4">Fluxo Básico </text:span><text:span text:style-name="T6">o sistema não encontrar nenhum bem patrimonial relacionado com a pesquisa:</text:span></text:p>
      <text:p text:style-name="P8"/>
      <text:p text:style-name="P18"><text:span text:style-name="T6"><text:s/>1. o sistema deve buscar bens com títulos ou assuntos semelhantes.</text:span><text:span text:style-name="T5"> (Por exemplo, se houver falha na busca por São Luis, serão mostrados resultados semanticamente semelhantes, como São Paulo, São Carlos, etc.).</text:span></text:p>
      <text:p text:style-name="P20"/>
      <text:p text:style-name="P20">2. O caso de uso volta ao passo 5 do fluxo básico.</text:p>
      <text:p text:style-name="P6"/>
      <text:list xml:id="list5751656172" text:style-name="L1">
        <text:list-item>
          <text:list>
            <text:list-header>
              <text:h text:style-name="P33" text:outline-level="2">Fluxo Alternativo 2</text:h>
            </text:list-header>
          </text:list>
        </text:list-item>
      </text:list>
      <text:p text:style-name="P6"/>
      <text:p text:style-name="P10">Se no passo 7 do Fluxo Básico o usuário clica na opção de retorno à página da busca:</text:p>
      <text:p text:style-name="P22"/>
      <text:p text:style-name="P19"><text:span text:style-name="T3"><text:tab/>1. o sistema deve exibir a página anterior, com os resultados ainda disponíveis para acesso.</text:span> </text:p>
      <text:p text:style-name="P5"><text:tab/></text:p>
      <text:p text:style-name="P5"><text:tab/><text:span text:style-name="T5">2. O caso de uso volta ao passo 5 do fluxo básico.</text:span></text:p>
      <text:p text:style-name="P9"/>
      <text:list xml:id="list393742622" text:continue-numbering="true" text:style-name="L1">
        <text:list-item>
          <text:list>
            <text:list-header>
              <text:h text:style-name="P33" text:outline-level="2">Fluxo Alternativo 3</text:h>
            </text:list-header>
          </text:list>
        </text:list-item>
      </text:list>
      <text:p text:style-name="P6"/>
      <text:p text:style-name="P10">Se no passo 5 do Fluxo Básico o usuário estiver logado no sistema e possuir nível para editar ou excluir bem patrimonial:</text:p>
      <text:p text:style-name="P22"/>
      <text:p text:style-name="P21"><text:tab/>1. o sistema deve exibir, juntamente com os resultados da pesquisa:</text:p>
      <text:p text:style-name="P21"/>
      <text:p text:style-name="P10"><text:tab/>- botão para editar bem Patrimonial, levando o usuário para a tela de edição de bem patrimonial.</text:p>
      <text:p text:style-name="P23"><text:soft-page-break/></text:p>
      <text:p text:style-name="P24"><text:span text:style-name="T3"><text:s text:c="2"/>- botão para excluir bem Patrimonial, levando o usuário para a tela de exclusão </text:span><text:span text:style-name="T3">de bem patrimonial.</text:span></text:p>
      <text:p text:style-name="P5"><text:tab/></text:p>
      <text:p text:style-name="P9"><text:tab/>2. O caso de uso volta ao passo 5 do fluxo básico.</text:p>
      <text:h text:style-name="Heading_20_1" text:outline-level="1">Pós-Condições</text:h>
      <text:p text:style-name="P17">Fluxo básico: <text:tab/><text:tab/>Não há nenhum tipo de alteração no sistema.</text:p>
      <text:p text:style-name="P17">Fluxo Alternativo 1: <text:tab/>Não há nenhum tipo de alteração no sistema.</text:p>
      <text:p text:style-name="P17">Fluxo alternativo 2: <text:tab/>Não há nenhum tipo de alteração no sistema.</text:p>
      <text:p text:style-name="P17">Fluxo alternativo 3: <text:tab/>Não há nenhum tipo de alteração no sistema.</text:p>
      <text:h text:style-name="Heading_20_1" text:outline-level="1">Requisitos Especiais</text:h>
      <text:p text:style-name="P12">Se o Bem Patrimonial necessita de revisão e não estiver marcado como revisado, este não pode aparecer disponível para busca.</text:p>
      <text:p text:style-name="P12"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4 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2/09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3-04-24T12:56:32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105</meta:editing-cycles>
    <meta:editing-duration>PT9H41M5S</meta:editing-duration>
    <meta:generator>LibreOffice/3.5$Linux_X86_64 LibreOffice_project/350m1$Build-2</meta:generator>
    <dc:date>2013-04-24T12:56:32</dc:date>
    <dc:creator>Thais </dc:creator>
    <meta:document-statistic meta:table-count="2" meta:image-count="1" meta:object-count="0" meta:page-count="3" meta:paragraph-count="58" meta:word-count="583" meta:character-count="3378" meta:non-whitespace-character-count="2806"/>
  </office:meta>
</office:document-meta>
</file>